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メイリオ" svg:font-family="メイリオ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cm"/>
    </style:style>
    <style:style style:name="co2" style:family="table-column">
      <style:table-column-properties fo:break-before="auto" style:column-width="10.458cm"/>
    </style:style>
    <style:style style:name="co3" style:family="table-column">
      <style:table-column-properties fo:break-before="auto" style:column-width="7.371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14.044cm"/>
    </style:style>
    <style:style style:name="co7" style:family="table-column">
      <style:table-column-properties fo:break-before="auto" style:column-width="12.661cm"/>
    </style:style>
    <style:style style:name="co8" style:family="table-column">
      <style:table-column-properties fo:break-before="auto" style:column-width="4.23cm"/>
    </style:style>
    <style:style style:name="co9" style:family="table-column">
      <style:table-column-properties fo:break-before="auto" style:column-width="8.862cm"/>
    </style:style>
    <style:style style:name="co10" style:family="table-column">
      <style:table-column-properties fo:break-before="auto" style:column-width="7.84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702cm" fo:break-before="auto" style:use-optimal-row-height="true"/>
    </style:style>
    <style:style style:name="ro5" style:family="table-row">
      <style:table-row-properties style:row-height="1.702cm" fo:break-before="auto" style:use-optimal-row-height="fals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1.332cm" fo:break-before="auto" style:use-optimal-row-height="false"/>
    </style:style>
    <style:style style:name="ro8" style:family="table-row">
      <style:table-row-properties style:row-height="2.942cm" fo:break-before="auto" style:use-optimal-row-height="false"/>
    </style:style>
    <style:style style:name="ro9" style:family="table-row">
      <style:table-row-properties style:row-height="2.538cm" fo:break-before="auto" style:use-optimal-row-height="false"/>
    </style:style>
    <style:style style:name="ro10" style:family="table-row">
      <style:table-row-properties style:row-height="3.189cm" fo:break-before="auto" style:use-optimal-row-height="false"/>
    </style:style>
    <style:style style:name="ro11" style:family="table-row">
      <style:table-row-properties style:row-height="1.632cm" fo:break-before="auto" style:use-optimal-row-height="false"/>
    </style:style>
    <style:style style:name="ro12" style:family="table-row">
      <style:table-row-properties style:row-height="1.605cm" fo:break-before="auto" style:use-optimal-row-height="false"/>
    </style:style>
    <style:style style:name="ro13" style:family="table-row">
      <style:table-row-properties style:row-height="2.325cm" fo:break-before="auto" style:use-optimal-row-height="false"/>
    </style:style>
    <style:style style:name="ro14" style:family="table-row">
      <style:table-row-properties style:row-height="0.524cm" fo:break-before="auto" style:use-optimal-row-height="true"/>
    </style:style>
    <style:style style:name="ro15" style:family="table-row">
      <style:table-row-properties style:row-height="2.198cm" fo:break-before="auto" style:use-optimal-row-height="true"/>
    </style:style>
    <style:style style:name="ro16" style:family="table-row">
      <style:table-row-properties style:row-height="2.157cm" fo:break-before="auto" style:use-optimal-row-height="false"/>
    </style:style>
    <style:style style:name="ro17" style:family="table-row">
      <style:table-row-properties style:row-height="8.555cm" fo:break-before="auto" style:use-optimal-row-height="false"/>
    </style:style>
    <style:style style:name="ro18" style:family="table-row">
      <style:table-row-properties style:row-height="1.3cm" fo:break-before="auto" style:use-optimal-row-height="true"/>
    </style:style>
    <style:style style:name="ro19" style:family="table-row">
      <style:table-row-properties style:row-height="5.703cm" fo:break-before="auto" style:use-optimal-row-height="false"/>
    </style:style>
    <style:style style:name="ro20" style:family="table-row">
      <style:table-row-properties style:row-height="3.422cm" fo:break-before="auto" style:use-optimal-row-height="false"/>
    </style:style>
    <style:style style:name="ro21" style:family="table-row">
      <style:table-row-properties style:row-height="4.738cm" fo:break-before="auto" style:use-optimal-row-height="false"/>
    </style:style>
    <style:style style:name="ro2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2" style:family="table-cell" style:parent-style-name="標準_20_4">
      <style:table-cell-properties style:text-align-source="fix" style:repeat-content="false" fo:padding="0.071cm"/>
      <style:paragraph-properties fo:text-align="center" fo:margin-left="0cm"/>
      <style:text-properties style:font-name="ＭＳ Ｐゴシック1" fo:font-size="11pt" style:font-name-asian="ＭＳ Ｐゴシック1" style:font-size-asian="11pt" style:font-size-complex="11pt"/>
    </style:style>
    <style:style style:name="ce3" style:family="table-cell" style:parent-style-name="標準_20_4">
      <style:table-cell-properties fo:border-bottom="0.06pt double #000000" style:border-line-width-bottom="0cm 0.004cm 0.002cm" fo:background-color="#ffcc99" style:text-align-source="fix" style:repeat-content="false" fo:border-left="0.06pt solid #000000" fo:padding="0.071cm" fo:border-right="0.06pt solid #000000" fo:border-top="0.06pt solid #000000"/>
      <style:paragraph-properties fo:text-align="start" fo:margin-left="0cm"/>
      <style:text-properties style:font-name="ＭＳ Ｐゴシック1" fo:font-size="11pt" style:font-name-asian="ＭＳ Ｐゴシック1" style:font-size-asian="11pt" style:font-size-complex="11pt"/>
    </style:style>
    <style:style style:name="ce4" style:family="table-cell" style:parent-style-name="標準_20_4">
      <style:table-cell-properties fo:background-color="#c0c0c0" style:diagonal-bl-tr="none" style:diagonal-tl-br="none" style:text-align-source="fix" style:repeat-content="false" fo:border="0.31pt solid #000000" fo:padding="0.071cm" style:rotation-align="none"/>
      <style:paragraph-properties fo:text-align="center" fo:margin-left="0cm"/>
      <style:text-properties style:font-name="ＭＳ Ｐゴシック1" fo:font-size="11pt" style:font-name-asian="ＭＳ Ｐゴシック1" style:font-size-asian="11pt" style:font-size-complex="11pt"/>
    </style:style>
    <style:style style:name="ce5" style:family="table-cell" style:parent-style-name="標準_20_4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6" style:family="table-cell" style:parent-style-name="標準_20_4">
      <style:table-cell-properties fo:background-color="#ffcc99" style:text-align-source="fix" style:repeat-content="false" fo:border="0.06pt solid #000000" fo:padding="0.071cm"/>
      <style:paragraph-properties fo:text-align="start" fo:margin-left="0cm"/>
      <style:text-properties style:font-name="ＭＳ Ｐゴシック1" fo:font-size="11pt" style:font-name-asian="ＭＳ Ｐゴシック1" style:font-size-asian="11pt" style:font-size-complex="11pt"/>
    </style:style>
    <style:style style:name="ce7" style:family="table-cell" style:parent-style-name="標準_20_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8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center" fo:margin-left="0cm"/>
      <style:text-properties style:font-name="ＭＳ Ｐゴシック1" fo:font-size="11pt" style:font-name-asian="ＭＳ Ｐゴシック1" style:font-size-asian="11pt" style:font-size-complex="11pt"/>
    </style:style>
    <style:style style:name="ce9" style:family="table-cell" style:parent-style-name="標準_20_4">
      <style:table-cell-properties style:diagonal-bl-tr="none" style:diagonal-tl-br="none" style:text-align-source="fix" style:repeat-content="false" fo:background-color="transparent" fo:border="0.31pt solid #000000" fo:padding="0.071cm" style:rotation-align="none"/>
      <style:paragraph-properties fo:text-align="center" fo:margin-left="0cm"/>
      <style:text-properties style:font-name="ＭＳ Ｐゴシック1" fo:font-size="11pt" style:font-name-asian="ＭＳ Ｐゴシック1" style:font-size-asian="11pt" style:font-size-complex="11pt"/>
    </style:style>
    <style:style style:name="ce10" style:family="table-cell" style:parent-style-name="標準_20_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ＭＳ Ｐゴシック1" fo:font-size="11pt" style:font-name-asian="ＭＳ Ｐゴシック1" style:font-size-asian="11pt" style:font-size-complex="11pt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14" style:family="table-cell" style:parent-style-name="標準_20_4">
      <style:table-cell-properties fo:background-color="#c0c0c0" style:diagonal-bl-tr="none" style:diagonal-tl-br="none" fo:border="0.31pt solid #000000" fo:padding="0.071cm" style:rotation-align="none"/>
      <style:text-properties style:font-name="ＭＳ Ｐゴシック1" fo:font-size="11pt" style:font-name-asian="ＭＳ Ｐゴシック1" style:font-size-asian="11pt" style:font-size-complex="11pt"/>
    </style:style>
    <style:style style:name="ce15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start"/>
      <style:text-properties style:font-name="ＭＳ Ｐゴシック1" fo:font-size="11pt" style:font-name-asian="ＭＳ Ｐゴシック1" style:font-size-asian="11pt" style:font-size-complex="11pt"/>
    </style:style>
    <style:style style:name="ce16" style:family="table-cell" style:parent-style-name="標準_20_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標準_20_4">
      <style:table-cell-properties fo:padding="0.071cm"/>
      <style:text-properties style:font-name="ＭＳ Ｐゴシック1" fo:font-size="11pt" style:font-name-asian="ＭＳ Ｐゴシック1" style:font-size-asian="11pt" style:font-size-complex="11pt"/>
    </style:style>
    <style:style style:name="ce18" style:family="table-cell" style:parent-style-name="標準_20_4">
      <style:table-cell-properties fo:border="0.06pt solid #000000" fo:padding="0.071cm" style:vertical-align="middle"/>
      <style:text-properties style:font-name="ＭＳ Ｐゴシック1" fo:font-size="11pt" style:font-name-asian="ＭＳ Ｐゴシック1" style:font-size-asian="11pt" style:font-size-complex="11pt"/>
    </style:style>
    <style:style style:name="ce19" style:family="table-cell" style:parent-style-name="標準_20_4">
      <style:table-cell-properties fo:border="0.06pt solid #000000" fo:padding="0.071cm" style:vertical-align="middle"/>
      <style:text-properties style:font-name="ＭＳ Ｐゴシック1" fo:font-size="11pt" style:font-name-asian="ＭＳ Ｐゴシック1" style:font-size-asian="11pt" style:font-name-complex="Mangal" style:font-size-complex="11pt"/>
    </style:style>
    <style:style style:name="ce20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ＭＳ Ｐゴシック1" fo:font-size="11pt" style:font-name-asian="ＭＳ Ｐゴシック1" style:font-size-asian="11pt" style:font-name-complex="Mangal" style:font-size-complex="11pt"/>
    </style:style>
    <style:style style:name="ce21" style:family="table-cell" style:parent-style-name="標準_20_4" style:data-style-name="N3">
      <style:table-cell-properties fo:border="0.06pt solid #000000" fo:padding="0.071cm" style:vertical-align="middle"/>
      <style:text-properties style:font-name="ＭＳ Ｐゴシック1" fo:font-size="11pt" style:font-name-asian="ＭＳ Ｐゴシック1" style:font-size-asian="11pt" style:font-size-complex="11pt"/>
    </style:style>
    <style:style style:name="ce22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23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24" style:family="table-cell" style:parent-style-name="Default">
      <style:table-cell-properties fo:border="0.06pt solid #000000" fo:padding="0.071cm" style:vertical-align="middle"/>
      <style:text-properties style:font-name="ＭＳ Ｐゴシック1" fo:font-size="11pt" style:font-name-asian="ＭＳ Ｐゴシック1" style:font-size-asian="11pt" style:font-size-complex="11pt"/>
    </style:style>
    <style:style style:name="ce25" style:family="table-cell" style:parent-style-name="Default">
      <style:text-properties style:font-name="ＭＳ Ｐゴシック1" fo:font-size="11pt" style:font-name-asian="ＭＳ Ｐゴシック1" style:font-size-asian="11pt" style:font-size-complex="11pt"/>
    </style:style>
    <style:style style:name="ce26" style:family="table-cell" style:parent-style-name="標準_20_4">
      <style:table-cell-properties style:glyph-orientation-vertical="0" fo:background-color="#e6e6ff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27" style:family="table-cell" style:parent-style-name="標準_20_4">
      <style:table-cell-properties style:glyph-orientation-vertical="0" fo:background-color="#ccccff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28" style:family="table-cell" style:parent-style-name="標準_20_4">
      <style:table-cell-properties fo:background-color="#e6e6ff" style:diagonal-bl-tr="none" style:diagonal-tl-br="none" fo:border="0.31pt solid #000000" fo:padding="0.071cm" style:rotation-align="none"/>
      <style:text-properties style:font-name="ＭＳ Ｐゴシック1" fo:font-size="11pt" style:font-name-asian="ＭＳ Ｐゴシック1" style:font-size-asian="11pt" style:font-size-complex="11pt"/>
    </style:style>
    <style:style style:name="ce29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start"/>
      <style:text-properties style:font-name="ＭＳ Ｐゴシック1" fo:font-size="11pt" fo:font-weight="bold" style:font-name-asian="ＭＳ Ｐゴシック1" style:font-size-asian="11pt" style:font-weight-asian="bold" style:font-size-complex="11pt" style:font-weight-complex="bold"/>
    </style:style>
    <style:style style:name="ce30" style:family="table-cell" style:parent-style-name="標準_20_4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ＭＳ Ｐゴシック1" fo:font-size="11pt" fo:font-weight="bold" style:font-name-asian="ＭＳ Ｐゴシック1" style:font-size-asian="11pt" style:font-weight-asian="bold" style:font-size-complex="11pt" style:font-weight-complex="bold"/>
    </style:style>
    <style:style style:name="ce31" style:family="table-cell" style:parent-style-name="標準_20_4">
      <style:table-cell-properties fo:border="0.06pt solid #000000" fo:padding="0.071cm" style:vertical-align="middle"/>
      <style:text-properties style:font-name="ＭＳ Ｐゴシック1" fo:font-size="11pt" fo:font-weight="bold" style:font-name-asian="ＭＳ Ｐゴシック1" style:font-size-asian="11pt" style:font-weight-asian="bold" style:font-size-complex="11pt" style:font-weight-complex="bold"/>
    </style:style>
    <style:style style:name="ce32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ＭＳ Ｐゴシック1" fo:font-size="11pt" fo:font-weight="bold" style:font-name-asian="ＭＳ Ｐゴシック1" style:font-size-asian="11pt" style:font-weight-asian="bold" style:font-name-complex="Mangal" style:font-size-complex="11pt" style:font-weight-complex="bold"/>
    </style:style>
    <style:style style:name="ce33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ＭＳ Ｐゴシック1" fo:font-size="11pt" fo:font-weight="bold" style:font-name-asian="ＭＳ Ｐゴシック1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="0.06pt solid #000000" fo:padding="0.071cm" style:vertical-align="middle"/>
      <style:text-properties style:font-name="ＭＳ Ｐゴシック1" fo:font-size="11pt" fo:font-weight="bold" style:font-name-asian="ＭＳ Ｐゴシック1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ＭＳ Ｐゴシック1" fo:font-size="11pt" fo:font-weight="bold" style:font-name-asian="ＭＳ Ｐゴシック1" style:font-size-asian="11pt" style:font-weight-asian="bold" style:font-size-complex="11pt" style:font-weight-complex="bold"/>
    </style:style>
    <style:style style:name="ce36" style:family="table-cell" style:parent-style-name="標準_20_4">
      <style:table-cell-properties style:glyph-orientation-vertical="0" fo:border-bottom="0.31pt solid #000000" fo:background-color="#e6e6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37" style:family="table-cell" style:parent-style-name="標準_20_4">
      <style:table-cell-properties fo:background-color="#e6e6ff" fo:padding="0.071cm"/>
      <style:text-properties style:font-name="ＭＳ Ｐゴシック1" fo:font-size="11pt" style:font-name-asian="ＭＳ Ｐゴシック1" style:font-size-asian="11pt" style:font-size-complex="11pt"/>
    </style:style>
    <style:style style:name="ce38" style:family="table-cell" style:parent-style-name="標準_20_4">
      <style:table-cell-properties style:glyph-orientation-vertical="0" fo:border-bottom="0.31pt solid #000000" fo:background-color="#cc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ＭＳ Ｐゴシック1" fo:font-size="11pt" fo:language="zxx" fo:country="none" style:font-name-asian="ＭＳ Ｐゴシック1" style:font-size-asian="11pt" style:language-asian="zxx" style:country-asian="none" style:font-name-complex="メイリオ" style:font-size-complex="11pt" style:language-complex="zxx" style:country-complex="none"/>
    </style:style>
    <style:style style:name="ce39" style:family="table-cell" style:parent-style-name="標準_20_4">
      <style:table-cell-properties style:glyph-orientation-vertical="0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40" style:family="table-cell" style:parent-style-name="Default">
      <style:table-cell-properties style:glyph-orientation-vertical="0" fo:border-bottom="0.31pt solid #000000" fo:background-color="#e6e6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41" style:family="table-cell" style:parent-style-name="Default">
      <style:table-cell-properties style:glyph-orientation-vertical="0" fo:border-bottom="0.31pt solid #000000" fo:background-color="#cccc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font-name="ＭＳ Ｐゴシック1" fo:font-size="11pt" style:font-name-asian="ＭＳ Ｐゴシック1" style:font-size-asian="11pt" style:font-size-complex="11pt"/>
    </style:style>
    <style:style style:name="ce42" style:family="table-cell" style:parent-style-name="標準_20_4">
      <style:table-cell-properties fo:background-color="transparent" fo:border="0.06pt solid #000000" fo:padding="0.071cm" style:vertical-align="middle"/>
      <style:text-properties style:font-name="ＭＳ Ｐゴシック1" fo:font-size="11pt" style:font-name-asian="ＭＳ Ｐゴシック1" style:font-size-asian="11pt" style:font-size-complex="11pt"/>
    </style:style>
    <style:style style:name="ce43" style:family="table-cell" style:parent-style-name="標準_20_4" style:data-style-name="N3">
      <style:table-cell-properties fo:border="0.06pt solid #000000" fo:padding="0.071cm" style:vertical-align="middle"/>
      <style:text-properties style:font-name="ＭＳ Ｐゴシック1" fo:font-size="11pt" style:font-name-asian="ＭＳ Ｐゴシック1" style:font-size-asian="11pt" style:font-name-complex="Mangal" style:font-size-complex="11pt"/>
    </style:style>
    <style:style style:name="ce44" style:family="table-cell" style:parent-style-name="標準_20_4">
      <style:table-cell-properties style:text-align-source="fix" style:repeat-content="false" fo:border="0.06pt solid #000000" fo:padding="0.071cm" style:vertical-align="middle"/>
      <style:paragraph-properties fo:text-align="start"/>
      <style:text-properties fo:color="#ff0000" style:font-name="ＭＳ Ｐゴシック1" fo:font-size="11pt" style:text-underline-style="solid" style:text-underline-width="auto" style:text-underline-color="font-color" style:font-name-asian="ＭＳ Ｐゴシック1" style:font-size-asian="11pt" style:font-size-complex="11pt"/>
    </style:style>
    <style:style style:name="ce45" style:family="table-cell" style:parent-style-name="標準_20_4">
      <style:table-cell-properties style:diagonal-bl-tr="none" style:diagonal-tl-br="none" fo:background-color="transparent" fo:border="0.31pt solid #000000" fo:padding="0.071cm" style:rotation-align="none"/>
      <style:text-properties style:font-name="ＭＳ Ｐゴシック1" fo:font-size="11pt" style:font-name-asian="ＭＳ Ｐゴシック1" style:font-size-asian="11pt" style:font-size-complex="11pt"/>
    </style:style>
    <style:style style:name="ce46" style:family="table-cell" style:parent-style-name="標準_20_4">
      <style:table-cell-properties fo:border="0.06pt solid #000000" fo:padding="0.071cm" style:vertical-align="middle"/>
      <style:text-properties fo:color="#ff0000" style:font-name="ＭＳ Ｐゴシック1" fo:font-size="11pt" style:text-underline-style="solid" style:text-underline-width="auto" style:text-underline-color="font-color" style:font-name-asian="ＭＳ Ｐゴシック1" style:font-size-asian="11pt" style:font-size-complex="11pt"/>
    </style:style>
    <style:style style:name="ce47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3333" style:font-name="ＭＳ Ｐゴシック1" fo:font-size="11pt" style:text-underline-style="solid" style:text-underline-width="auto" style:text-underline-color="font-color" style:font-name-asian="ＭＳ Ｐゴシック1" style:font-size-asian="11pt" style:font-size-complex="11pt"/>
    </style:style>
    <style:style style:name="ce48" style:family="table-cell" style:parent-style-name="標準_20_4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font-name="ＭＳ Ｐゴシック" fo:font-size="11pt" style:text-underline-style="none" style:font-name-asian="ＭＳ Ｐゴシック" style:font-size-asian="11pt" style:font-size-complex="11pt"/>
    </style:style>
    <style:style style:name="ce49" style:family="table-cell" style:parent-style-name="標準_20_4">
      <style:table-cell-properties style:glyph-orientation-vertical="0" fo:background-color="#cfe7f5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font-name="ＭＳ Ｐゴシック1" fo:font-size="11pt" style:font-name-asian="ＭＳ Ｐゴシック1" style:font-size-asian="11pt" style:font-size-complex="11pt"/>
    </style:style>
    <style:style style:name="ce50" style:family="table-cell" style:parent-style-name="標準_5f_デザインシート_28_パラメータ設定込み_29_最新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標準_20_4">
      <style:table-cell-properties fo:background-color="#cfe7f5" style:diagonal-bl-tr="none" style:diagonal-tl-br="none" fo:border="0.31pt solid #000000" fo:padding="0.071cm" style:rotation-align="none"/>
      <style:text-properties style:font-name="ＭＳ Ｐゴシック1" fo:font-size="11pt" style:font-name-asian="ＭＳ Ｐゴシック1" style:font-size-asian="11pt" style:font-size-complex="11pt"/>
    </style:style>
    <style:style style:name="ce52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ＭＳ Ｐゴシック1" fo:font-size="11pt" fo:font-weight="bold" style:font-name-asian="ＭＳ Ｐゴシック1" style:font-size-asian="11pt" style:font-weight-asian="bold" style:font-size-complex="11pt" style:font-weight-complex="bold"/>
    </style:style>
    <style:style style:name="ce53" style:family="table-cell" style:parent-style-name="標準_5f_デザインシート_28_パラメータ設定込み_29_最新" style:data-style-name="N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標準_20_4">
      <style:table-cell-properties fo:background-color="#cfe7f5" fo:padding="0.071cm"/>
      <style:text-properties fo:color="#000000" style:font-name="ＭＳ Ｐゴシック1" fo:font-size="11pt" style:font-name-asian="ＭＳ Ｐゴシック1" style:font-size-asian="11pt" style:font-size-complex="11pt"/>
    </style:style>
    <style:style style:name="ce55" style:family="table-cell" style:parent-style-name="標準_20_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標準_20_4">
      <style:table-cell-properties style:diagonal-bl-tr="none" style:diagonal-tl-br="none" fo:background-color="transparent" fo:wrap-option="wrap" fo:border="0.31pt solid #000000" fo:padding="0.071cm" style:rotation-align="none" style:vertical-align="middle"/>
      <style:text-properties style:font-name="ＭＳ Ｐゴシック1" fo:font-size="11pt" style:font-name-asian="ＭＳ Ｐゴシック1" style:font-size-asian="11pt" style:font-size-complex="11pt"/>
    </style:style>
    <style:style style:name="ce57" style:family="table-cell" style:parent-style-name="標準_20_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標準_20_4">
      <style:table-cell-properties style:diagonal-bl-tr="none" style:diagonal-tl-br="none" fo:background-color="transparent" fo:border="0.31pt solid #000000" fo:padding="0.071cm" style:rotation-align="none" style:vertical-align="middle"/>
      <style:text-properties style:font-name="ＭＳ Ｐゴシック1" fo:font-size="11pt" style:font-name-asian="ＭＳ Ｐゴシック1" style:font-size-asian="11pt" style:font-size-complex="11pt"/>
    </style:style>
    <style:style style:name="ce59" style:family="table-cell" style:parent-style-name="Default">
      <style:text-properties style:font-name="ＭＳ Ｐゴシック1" style:font-name-asian="ＭＳ Ｐゴシック1"/>
    </style:style>
    <style:style style:name="ce60" style:family="table-cell" style:parent-style-name="Default">
      <style:table-cell-properties fo:background-color="transparent"/>
      <style:text-properties style:font-name="ＭＳ Ｐゴシック1" style:font-name-asian="ＭＳ Ｐゴシック1"/>
    </style:style>
    <style:style style:name="ce61" style:family="table-cell" style:parent-style-name="Default">
      <style:table-cell-properties style:vertical-align="middle"/>
      <style:text-properties style:font-name="ＭＳ Ｐゴシック1" style:font-name-asian="ＭＳ Ｐゴシック1"/>
    </style:style>
    <style:style style:name="T1" style:family="text">
      <style:text-properties style:font-name="ＭＳ Ｐゴシック1" style:font-name-asian="ＭＳ Ｐゴシック1" style:font-name-complex="Mangal"/>
    </style:style>
    <style:style style:name="T2" style:family="text">
      <style:text-properties style:font-name-asian="ＭＳ Ｐゴシック1" style:font-name-complex="Mang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Arial" style:font-name-asian="Arial" style:font-name-complex="Mangal"/>
    </style:style>
    <style:style style:name="T5" style:family="text">
      <style:text-properties fo:color="#000000" style:font-name="ＭＳ Ｐゴシック" style:text-underline-style="none" style:font-name-asian="ＭＳ Ｐゴシック" style:font-name-complex="Mangal"/>
    </style:style>
  </office:automatic-styles>
  <office:body>
    <office:spreadsheet>
      <table:table table:name="組み込みデータ型対応表（SQLServer-PostgreSQL）" table:style-name="ta1">
        <table:table-column table:style-name="co1" table:default-cell-style-name="ce11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number-columns-repeated="1014" table:default-cell-style-name="ce59"/>
        <table:table-row table:style-name="ro1">
          <table:table-cell table:style-name="ce1"/>
          <table:table-cell table:style-name="ce12" office:value-type="string">
            <text:p>作成日: 2013/03/08</text:p>
          </table:table-cell>
          <table:table-cell table:style-name="ce26" office:value-type="string" table:number-columns-spanned="5" table:number-rows-spanned="1">
            <text:p>SQL Server 2008 R2</text:p>
          </table:table-cell>
          <table:covered-table-cell table:style-name="ce36"/>
          <table:covered-table-cell table:number-columns-repeated="3" table:style-name="ce40"/>
          <table:table-cell table:style-name="ce49" office:value-type="string" table:number-columns-spanned="3" table:number-rows-spanned="1">
            <text:p>PostgreSQL 9.2x</text:p>
          </table:table-cell>
          <table:covered-table-cell table:number-columns-repeated="2" table:style-name="ce54"/>
          <table:table-cell table:number-columns-repeated="1014"/>
        </table:table-row>
        <table:table-row table:style-name="ro1">
          <table:table-cell table:style-name="ce2"/>
          <table:table-cell table:style-name="ce13"/>
          <table:table-cell table:style-name="ce26" office:value-type="string">
            <text:p>参考URI</text:p>
          </table:table-cell>
          <table:table-cell table:style-name="ce37" office:value-type="string">
            <text:p>http://msdn.microsoft.com/ja-jp/library/ms187594%28SQL.100%29.aspx</text:p>
          </table:table-cell>
          <table:table-cell table:style-name="ce40" table:number-columns-repeated="3"/>
          <table:table-cell table:style-name="ce49" office:value-type="string">
            <text:p>参考URI</text:p>
          </table:table-cell>
          <table:table-cell table:style-name="ce54" office:value-type="string">
            <text:p>http://www.postgresql.jp/document/9.2/html/datatype.html</text:p>
          </table:table-cell>
          <table:table-cell table:style-name="ce54"/>
          <table:table-cell table:number-columns-repeated="1014"/>
        </table:table-row>
        <table:table-row table:style-name="ro1">
          <table:table-cell table:style-name="ce3" office:value-type="string" table:number-columns-spanned="10" table:number-rows-spanned="1">
            <text:p>数値</text:p>
          </table:table-cell>
          <table:covered-table-cell table:style-name="ce13"/>
          <table:covered-table-cell table:style-name="ce27"/>
          <table:covered-table-cell table:style-name="ce38"/>
          <table:covered-table-cell table:number-columns-repeated="3" table:style-name="ce41"/>
          <table:covered-table-cell table:style-name="ce27"/>
          <table:covered-table-cell table:number-columns-repeated="2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45" office:value-type="string">
            <text:p>型名</text:p>
          </table:table-cell>
          <table:table-cell table:style-name="ce45" office:value-type="string">
            <text:p>格納サイズ</text:p>
          </table:table-cell>
          <table:table-cell table:style-name="ce45" office:value-type="string">
            <text:p>範囲</text:p>
          </table:table-cell>
          <table:table-cell table:number-columns-repeated="101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5" office:value-type="string">
            <text:p>小さな整数</text:p>
          </table:table-cell>
          <table:table-cell table:style-name="ce29" office:value-type="string">
            <text:p>tinyint</text:p>
          </table:table-cell>
          <table:table-cell table:style-name="ce15"/>
          <table:table-cell table:style-name="ce39" office:value-type="string">
            <text:p>1バイト</text:p>
          </table:table-cell>
          <table:table-cell table:style-name="ce15" office:value-type="string">
            <text:p>0 ～ 255</text:p>
          </table:table-cell>
          <table:table-cell table:style-name="ce15"/>
          <table:table-cell table:style-name="ce50" office:value-type="string" table:number-columns-spanned="1" table:number-rows-spanned="2">
            <text:p>smallint/int2</text:p>
          </table:table-cell>
          <table:table-cell table:style-name="ce16" office:value-type="string" table:number-columns-spanned="1" table:number-rows-spanned="2">
            <text:p>2バイト</text:p>
          </table:table-cell>
          <table:table-cell table:style-name="ce16" office:value-type="string" table:number-columns-spanned="1" table:number-rows-spanned="2">
            <text:p>-32768から+32767</text:p>
          </table:table-cell>
          <table:table-cell table:number-columns-repeated="101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6" office:value-type="string">
            <text:p>狭範囲整数</text:p>
          </table:table-cell>
          <table:table-cell table:style-name="ce29" office:value-type="string">
            <text:p>smallint </text:p>
          </table:table-cell>
          <table:table-cell table:style-name="ce15"/>
          <table:table-cell table:style-name="ce15" office:value-type="string">
            <text:p>2バイト</text:p>
          </table:table-cell>
          <table:table-cell table:style-name="ce15" office:value-type="string">
            <text:p>-2^15 (-32,768) ～ 2^15-1 (32,767)</text:p>
          </table:table-cell>
          <table:table-cell table:style-name="ce15"/>
          <table:covered-table-cell table:style-name="ce50"/>
          <table:covered-table-cell table:number-columns-repeated="2" table:style-name="ce16"/>
          <table:table-cell table:number-columns-repeated="101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6" office:value-type="string">
            <text:p>標準的整数</text:p>
          </table:table-cell>
          <table:table-cell table:style-name="ce29" office:value-type="string">
            <text:p>int</text:p>
          </table:table-cell>
          <table:table-cell table:style-name="ce15" office:value-type="string">
            <text:p>integer</text:p>
          </table:table-cell>
          <table:table-cell table:style-name="ce15" office:value-type="string">
            <text:p>4バイト</text:p>
          </table:table-cell>
          <table:table-cell table:style-name="ce15" office:value-type="string">
            <text:p>-2^31 (-2,147,483,648) ～ 2^31-1 (2,147,483,647)</text:p>
          </table:table-cell>
          <table:table-cell table:style-name="ce15"/>
          <table:table-cell table:style-name="ce50" office:value-type="string">
            <text:p>integer/int4</text:p>
          </table:table-cell>
          <table:table-cell table:style-name="ce16" office:value-type="string">
            <text:p>4バイト</text:p>
          </table:table-cell>
          <table:table-cell table:style-name="ce16" office:value-type="string">
            <text:p>-2147483648から+2147483647</text:p>
          </table:table-cell>
          <table:table-cell table:number-columns-repeated="1014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16" office:value-type="string">
            <text:p>広範囲整数</text:p>
          </table:table-cell>
          <table:table-cell table:style-name="ce29" office:value-type="string">
            <text:p>bigint </text:p>
          </table:table-cell>
          <table:table-cell table:style-name="ce15"/>
          <table:table-cell table:style-name="ce15" office:value-type="string">
            <text:p>8バイト</text:p>
          </table:table-cell>
          <table:table-cell table:style-name="ce15" office:value-type="string">
            <text:p>-2^63 (-9,223,372,036,854,775,808) ～ 2^63-1 (9,223,372,036,854,775,807)</text:p>
          </table:table-cell>
          <table:table-cell table:style-name="ce15"/>
          <table:table-cell table:style-name="ce50" office:value-type="string">
            <text:p>bigint/int8</text:p>
          </table:table-cell>
          <table:table-cell table:style-name="ce16" office:value-type="string">
            <text:p>8バイト</text:p>
          </table:table-cell>
          <table:table-cell table:style-name="ce16" office:value-type="string">
            <text:p>-9223372036854775808から9223372036854775807</text:p>
          </table:table-cell>
          <table:table-cell table:number-columns-repeated="1014"/>
        </table:table-row>
        <table:table-row table:style-name="ro1">
          <table:table-cell table:style-name="ce5" office:value-type="float" office:value="5" table:number-columns-spanned="1" table:number-rows-spanned="3">
            <text:p>5</text:p>
          </table:table-cell>
          <table:table-cell table:style-name="ce15" office:value-type="string" table:number-columns-spanned="1" table:number-rows-spanned="3">
            <text:p>自動採番の仕組み</text:p>
          </table:table-cell>
          <table:table-cell table:style-name="ce29" office:value-type="string" table:number-columns-spanned="1" table:number-rows-spanned="3">
            <text:p>（属性） IDENTITY(s,i)を整数型に付与</text:p>
          </table:table-cell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office:value-type="string" table:number-columns-spanned="1" table:number-rows-spanned="3">
            <text:p>精度によって、smallserial、serial、bigserialを選択</text:p>
            <text:p>既存値最大を初期値をリセットする必要がある</text:p>
          </table:table-cell>
          <table:table-cell table:style-name="ce50" office:value-type="string">
            <text:p>smallserial/serial2</text:p>
          </table:table-cell>
          <table:table-cell table:style-name="ce16" office:value-type="string">
            <text:p>2バイト</text:p>
          </table:table-cell>
          <table:table-cell table:style-name="ce16" office:value-type="string">
            <text:p>1から32767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15"/>
          <table:covered-table-cell table:style-name="ce29"/>
          <table:covered-table-cell table:number-columns-repeated="4" table:style-name="ce15"/>
          <table:table-cell table:style-name="ce50" office:value-type="string">
            <text:p>serial</text:p>
          </table:table-cell>
          <table:table-cell table:style-name="ce16" office:value-type="string">
            <text:p>4バイト</text:p>
          </table:table-cell>
          <table:table-cell table:style-name="ce16" office:value-type="string">
            <text:p>1から2147483647</text:p>
          </table:table-cell>
          <table:table-cell table:number-columns-repeated="1014"/>
        </table:table-row>
        <table:table-row table:style-name="ro3">
          <table:covered-table-cell table:style-name="ce5"/>
          <table:covered-table-cell table:style-name="ce15"/>
          <table:covered-table-cell table:style-name="ce29"/>
          <table:covered-table-cell table:number-columns-repeated="4" table:style-name="ce15"/>
          <table:table-cell table:style-name="ce50" office:value-type="string">
            <text:p>bigserial/serial8</text:p>
          </table:table-cell>
          <table:table-cell table:style-name="ce16" office:value-type="string">
            <text:p>8バイト</text:p>
          </table:table-cell>
          <table:table-cell table:style-name="ce16" office:value-type="string">
            <text:p>1から9223372036854775807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10" table:number-rows-spanned="1">
            <text:p>概数</text:p>
          </table:table-cell>
          <table:covered-table-cell table:style-name="ce13"/>
          <table:covered-table-cell table:style-name="ce27"/>
          <table:covered-table-cell table:style-name="ce38"/>
          <table:covered-table-cell table:number-columns-repeated="3" table:style-name="ce41"/>
          <table:covered-table-cell table:style-name="ce27"/>
          <table:covered-table-cell table:number-columns-repeated="2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5" office:value-type="string">
            <text:p>ユーザ指定浮動小数値</text:p>
          </table:table-cell>
          <table:table-cell table:style-name="ce30" office:value-type="string">
            <text:p>decimal(p,s)</text:p>
          </table:table-cell>
          <table:table-cell table:style-name="ce39" office:value-type="string">
            <text:p>Dec</text:p>
          </table:table-cell>
          <table:table-cell table:style-name="ce39" office:value-type="string">
            <text:p>1-9桁: 5バイト</text:p>
            <text:p>10-19桁: 9バイト</text:p>
            <text:p>20-28桁: 13バイト</text:p>
            <text:p>29-38桁: 17バイト</text:p>
          </table:table-cell>
          <table:table-cell table:style-name="ce15" office:value-type="string">
            <text:p>- 10^38 +1 ～ 10^38 - 1</text:p>
          </table:table-cell>
          <table:table-cell table:style-name="ce15"/>
          <table:table-cell table:style-name="ce50" office:value-type="string">
            <text:p>decimal</text:p>
          </table:table-cell>
          <table:table-cell table:style-name="ce16" office:value-type="string">
            <text:p>可変長</text:p>
          </table:table-cell>
          <table:table-cell table:style-name="ce16" office:value-type="string">
            <text:p>小数点前までは131072桁、小数点以降は16383桁</text:p>
          </table:table-cell>
          <table:table-cell table:number-columns-repeated="1014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5" office:value-type="string">
            <text:p>ユーザ指定浮動小数値</text:p>
          </table:table-cell>
          <table:table-cell table:style-name="ce30" office:value-type="string">
            <text:p>numericl(p,s)</text:p>
          </table:table-cell>
          <table:table-cell table:style-name="ce39" office:value-type="string">
            <text:p>Dec</text:p>
          </table:table-cell>
          <table:table-cell table:style-name="ce39" office:value-type="string">
            <text:p>1-9桁: 5バイト</text:p>
            <text:p>10-19桁: 9バイト</text:p>
            <text:p>20-28桁: 13バイト</text:p>
            <text:p>29-38桁: 17バイト</text:p>
          </table:table-cell>
          <table:table-cell table:style-name="ce15" office:value-type="string">
            <text:p>- 10^38 +1 ～ 10^38 - 1</text:p>
          </table:table-cell>
          <table:table-cell table:style-name="ce15"/>
          <table:table-cell table:style-name="ce50" office:value-type="string">
            <text:p>numeric</text:p>
          </table:table-cell>
          <table:table-cell table:style-name="ce16" office:value-type="string">
            <text:p>可変長</text:p>
          </table:table-cell>
          <table:table-cell table:style-name="ce16" office:value-type="string">
            <text:p>小数点前までは131072桁、小数点以降は16383桁</text:p>
          </table:table-cell>
          <table:table-cell table:number-columns-repeated="101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15" office:value-type="string">
            <text:p>浮動小数点数値</text:p>
          </table:table-cell>
          <table:table-cell table:style-name="ce30" office:value-type="string">
            <text:p>real</text:p>
          </table:table-cell>
          <table:table-cell table:style-name="ce39" office:value-type="string">
            <text:p>real </text:p>
          </table:table-cell>
          <table:table-cell table:style-name="ce15" office:value-type="string">
            <text:p>4バイト</text:p>
          </table:table-cell>
          <table:table-cell table:style-name="ce15" office:value-type="string">
            <text:p>- 3.40E+38 ～ -1.18E-38、0、および 1.18E-38 ～ 3.40E+38</text:p>
          </table:table-cell>
          <table:table-cell table:style-name="ce15"/>
          <table:table-cell table:style-name="ce50" office:value-type="string">
            <text:p>real/float4</text:p>
          </table:table-cell>
          <table:table-cell table:style-name="ce16" office:value-type="string">
            <text:p>4バイト</text:p>
          </table:table-cell>
          <table:table-cell table:style-name="ce16" office:value-type="string">
            <text:p>6桁精度</text:p>
          </table:table-cell>
          <table:table-cell table:number-columns-repeated="1014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5" office:value-type="string">
            <text:p>浮動小数点数値</text:p>
          </table:table-cell>
          <table:table-cell table:style-name="ce29" office:value-type="string">
            <text:p>float(n)</text:p>
          </table:table-cell>
          <table:table-cell table:style-name="ce39" office:value-type="string">
            <text:p>float</text:p>
            <text:p>Double precision</text:p>
          </table:table-cell>
          <table:table-cell table:style-name="ce39" office:value-type="string">
            <text:p>1-24桁: 4バイト</text:p>
            <text:p>23-53桁: 8バイト</text:p>
          </table:table-cell>
          <table:table-cell table:style-name="ce39" office:value-type="string">
            <text:p>- 1.79E+308 ～ -2.23E-308、0、および 2.23E-308 ～ 1.79E+308</text:p>
          </table:table-cell>
          <table:table-cell table:style-name="ce44"/>
          <table:table-cell table:style-name="ce50" office:value-type="string">
            <text:p>double precision/float8</text:p>
          </table:table-cell>
          <table:table-cell table:style-name="ce16" office:value-type="string">
            <text:p>8バイト</text:p>
          </table:table-cell>
          <table:table-cell table:style-name="ce16" office:value-type="string">
            <text:p>15桁精度</text:p>
          </table:table-cell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通貨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string">
            <text:p>通貨型</text:p>
          </table:table-cell>
          <table:table-cell table:style-name="ce31" office:value-type="string">
            <text:p>money</text:p>
          </table:table-cell>
          <table:table-cell table:style-name="ce18"/>
          <table:table-cell table:style-name="ce18" office:value-type="string">
            <text:p>8バイト</text:p>
          </table:table-cell>
          <table:table-cell table:style-name="ce23" office:value-type="string">
            <text:p>-922,337,203,685,477.5808 ～ 922,337,203,685,477.5807</text:p>
          </table:table-cell>
          <table:table-cell table:style-name="ce23"/>
          <table:table-cell table:style-name="ce50" office:value-type="string" table:number-columns-spanned="1" table:number-rows-spanned="2">
            <text:p>money</text:p>
          </table:table-cell>
          <table:table-cell table:style-name="ce55" office:value-type="string" table:number-columns-spanned="1" table:number-rows-spanned="2">
            <text:p>8バイト</text:p>
          </table:table-cell>
          <table:table-cell table:style-name="ce55" office:value-type="string" table:number-columns-spanned="1" table:number-rows-spanned="2">
            <text:p>-92233720368547758.08 から +92233720368547758.07</text:p>
          </table:table-cell>
          <table:table-cell table:number-columns-repeated="1014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19" office:value-type="string">
            <text:p>通貨型（少額）</text:p>
          </table:table-cell>
          <table:table-cell table:style-name="ce31" office:value-type="string">
            <text:p>smallmoney </text:p>
          </table:table-cell>
          <table:table-cell table:style-name="ce18"/>
          <table:table-cell table:style-name="ce18" office:value-type="string">
            <text:p>4バイト</text:p>
          </table:table-cell>
          <table:table-cell table:style-name="ce18" office:value-type="string">
            <text:p>- 214,748.3648 ～ 214,748.3647</text:p>
          </table:table-cell>
          <table:table-cell table:style-name="ce18"/>
          <table:covered-table-cell table:number-columns-repeated="3" table:style-name="ce18"/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文字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7">
          <table:table-cell table:style-name="ce9" office:value-type="float" office:value="1">
            <text:p>1</text:p>
          </table:table-cell>
          <table:table-cell table:style-name="ce20" office:value-type="string">
            <text:p>可変長文字列</text:p>
          </table:table-cell>
          <table:table-cell table:style-name="ce32" office:value-type="string">
            <text:p>varchar(n)</text:p>
          </table:table-cell>
          <table:table-cell table:style-name="ce20" office:value-type="string">
            <text:p>character varying</text:p>
          </table:table-cell>
          <table:table-cell table:style-name="ce20" office:value-type="string">
            <text:p><text:span text:style-name="T2">2+n</text:span><text:span text:style-name="T2">バイト</text:span></text:p>
            <text:p><text:span text:style-name="T2">最大</text:span><text:span text:style-name="T2">n:8000</text:span></text:p>
          </table:table-cell>
          <table:table-cell table:style-name="ce18" office:value-type="string">
            <text:p>8000文字</text:p>
          </table:table-cell>
          <table:table-cell table:style-name="ce45"/>
          <table:table-cell table:style-name="ce52" office:value-type="string" table:number-columns-spanned="1" table:number-rows-spanned="2">
            <text:p>varchar(n)</text:p>
          </table:table-cell>
          <table:table-cell table:style-name="ce56" office:value-type="string" table:number-columns-spanned="1" table:number-rows-spanned="2">
            <text:p>126バイトまで：n文字＋1バイト～最大1ギガバイト126バイト以上：n文字＋4バイト～最大1ギガバイト</text:p>
            <text:p/>
          </table:table-cell>
          <table:table-cell table:style-name="ce58" office:value-type="string" table:number-columns-spanned="1" table:number-rows-spanned="2">
            <text:p>-</text:p>
          </table:table-cell>
          <table:table-cell table:style-name="ce60" table:number-columns-repeated="1014"/>
        </table:table-row>
        <table:table-row table:style-name="ro8">
          <table:table-cell table:style-name="ce7" office:value-type="float" office:value="2">
            <text:p>2</text:p>
          </table:table-cell>
          <table:table-cell table:style-name="ce18" office:value-type="string">
            <text:p>Unicode(UCS2)</text:p>
            <text:p>可変長文字列</text:p>
          </table:table-cell>
          <table:table-cell table:style-name="ce33" office:value-type="string">
            <text:p>nvarchar(n)</text:p>
          </table:table-cell>
          <table:table-cell table:style-name="ce23" office:value-type="string">
            <text:p>national character varying</text:p>
          </table:table-cell>
          <table:table-cell table:style-name="ce23" office:value-type="string">
            <text:p>2+2nバイト</text:p>
            <text:p>最大n:4000</text:p>
          </table:table-cell>
          <table:table-cell table:style-name="ce18" office:value-type="string">
            <text:p>4000文字</text:p>
          </table:table-cell>
          <table:table-cell table:style-name="ce18" office:value-type="string">
            <text:p>文字セットをUNICODE（UTF-16）にする必要がある。</text:p>
          </table:table-cell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9">
          <table:table-cell table:style-name="ce10" office:value-type="float" office:value="3">
            <text:p>3</text:p>
          </table:table-cell>
          <table:table-cell table:style-name="ce18" office:value-type="string">
            <text:p>固定長文字列</text:p>
          </table:table-cell>
          <table:table-cell table:style-name="ce31" office:value-type="string">
            <text:p>char(n)</text:p>
          </table:table-cell>
          <table:table-cell table:style-name="ce18" office:value-type="string">
            <text:p>character(n)</text:p>
          </table:table-cell>
          <table:table-cell table:style-name="ce18" office:value-type="string">
            <text:p>nバイト</text:p>
            <text:p><text:span text:style-name="T1">最大</text:span><text:span text:style-name="T1">n:8000</text:span></text:p>
          </table:table-cell>
          <table:table-cell table:style-name="ce18" office:value-type="string">
            <text:p>8000文字</text:p>
          </table:table-cell>
          <table:table-cell table:style-name="ce18"/>
          <table:table-cell table:style-name="ce50" office:value-type="string" table:number-columns-spanned="1" table:number-rows-spanned="2">
            <text:p>char(n)</text:p>
          </table:table-cell>
          <table:table-cell table:style-name="ce55" office:value-type="string" table:number-columns-spanned="1" table:number-rows-spanned="2">
            <text:p>1バイト 126バイトまで：n文字＋1バイト～最大1ギガバイト126バイト以上：n文字＋4バイト～最大1ギガバイト</text:p>
            <text:p/>
          </table:table-cell>
          <table:table-cell table:style-name="ce55" office:value-type="string" table:number-columns-spanned="1" table:number-rows-spanned="2">
            <text:p>- </text:p>
          </table:table-cell>
          <table:table-cell table:number-columns-repeated="1014"/>
        </table:table-row>
        <table:table-row table:style-name="ro10">
          <table:table-cell table:style-name="ce7" office:value-type="float" office:value="4">
            <text:p>4</text:p>
          </table:table-cell>
          <table:table-cell table:style-name="ce18" office:value-type="string">
            <text:p><text:span text:style-name="T1">Unicode(UCS2)</text:span></text:p>
            <text:p>固定長文字列</text:p>
          </table:table-cell>
          <table:table-cell table:style-name="ce33" office:value-type="string">
            <text:p>nchar(n)</text:p>
          </table:table-cell>
          <table:table-cell table:style-name="ce23" office:value-type="string">
            <text:p>national character(n)</text:p>
          </table:table-cell>
          <table:table-cell table:style-name="ce23" office:value-type="string">
            <text:p>2nバイト</text:p>
            <text:p>最大n:4000</text:p>
          </table:table-cell>
          <table:table-cell table:style-name="ce18" office:value-type="string">
            <text:p>4000文字</text:p>
          </table:table-cell>
          <table:table-cell table:style-name="ce19" office:value-type="string">
            <text:p>文字セットをUNICODE（UTF-16）にする必要がある。</text:p>
          </table:table-cell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11">
          <table:table-cell table:style-name="ce7" office:value-type="float" office:value="5">
            <text:p>5</text:p>
          </table:table-cell>
          <table:table-cell table:style-name="ce21" office:value-type="string">
            <text:p>文字列</text:p>
            <text:p>将来のバージョンで削除予定</text:p>
          </table:table-cell>
          <table:table-cell table:style-name="ce33" office:value-type="string">
            <text:p>text</text:p>
          </table:table-cell>
          <table:table-cell table:style-name="ce23"/>
          <table:table-cell table:style-name="ce42" office:value-type="string">
            <text:p>最大 2,147,483,647バイト</text:p>
          </table:table-cell>
          <table:table-cell table:style-name="ce24" office:value-type="string">
            <text:p>2^31-1 (2,147,483,647)</text:p>
          </table:table-cell>
          <table:table-cell table:style-name="ce24"/>
          <table:table-cell table:style-name="ce50" office:value-type="string" table:number-columns-spanned="1" table:number-rows-spanned="2">
            <text:p>text</text:p>
          </table:table-cell>
          <table:table-cell table:style-name="ce55" office:value-type="string" table:number-columns-spanned="1" table:number-rows-spanned="2">
            <text:p>- </text:p>
          </table:table-cell>
          <table:table-cell table:style-name="ce55" office:value-type="string" table:number-columns-spanned="1" table:number-rows-spanned="2">
            <text:p>- </text:p>
          </table:table-cell>
          <table:table-cell table:number-columns-repeated="1014"/>
        </table:table-row>
        <table:table-row table:style-name="ro12">
          <table:table-cell table:style-name="ce8" office:value-type="float" office:value="6">
            <text:p>6</text:p>
          </table:table-cell>
          <table:table-cell table:style-name="ce21" office:value-type="string">
            <text:p>Unicode文字列</text:p>
            <text:p>将来のバージョンで削除予定</text:p>
          </table:table-cell>
          <table:table-cell table:style-name="ce33" office:value-type="string">
            <text:p>ntext</text:p>
          </table:table-cell>
          <table:table-cell table:style-name="ce23" office:value-type="string">
            <text:p>national text</text:p>
          </table:table-cell>
          <table:table-cell table:style-name="ce21" office:value-type="string">
            <text:p>最大 1073741823 * 2バイト</text:p>
          </table:table-cell>
          <table:table-cell table:style-name="ce24" office:value-type="string">
            <text:p>2^30 - 1 (1,073,741,823)</text:p>
          </table:table-cell>
          <table:table-cell table:style-name="ce24"/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バイナリデータ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8" office:value-type="string">
            <text:p>可変長バイナリ</text:p>
          </table:table-cell>
          <table:table-cell table:style-name="ce31" office:value-type="string">
            <text:p>varbinary (n)</text:p>
          </table:table-cell>
          <table:table-cell table:style-name="ce18" office:value-type="string">
            <text:p>Binary varying</text:p>
          </table:table-cell>
          <table:table-cell table:style-name="ce21" office:value-type="string">
            <text:p>2バイト + nバイト（最大8000）</text:p>
          </table:table-cell>
          <table:table-cell table:style-name="ce18" office:value-type="string">
            <text:p>1～8000</text:p>
          </table:table-cell>
          <table:table-cell table:style-name="ce18"/>
          <table:table-cell table:style-name="ce50" office:value-type="string" table:number-columns-spanned="1" table:number-rows-spanned="4">
            <text:p>bytea</text:p>
          </table:table-cell>
          <table:table-cell table:style-name="ce55" office:value-type="string" table:number-columns-spanned="1" table:number-rows-spanned="4">
            <text:p>1または4バイトと実際のバイナリ列の長さ</text:p>
          </table:table-cell>
          <table:table-cell table:style-name="ce55" office:value-type="string" table:number-columns-spanned="1" table:number-rows-spanned="4">
            <text:p>1Gバイト</text:p>
          </table:table-cell>
          <table:table-cell table:number-columns-repeated="1014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2" office:value-type="string">
            <text:p>一意の 2 進数を公開するデータ型</text:p>
            <text:p>（時間関連の内部データ型）</text:p>
          </table:table-cell>
          <table:table-cell table:style-name="ce34" office:value-type="string">
            <text:p>rowversion</text:p>
          </table:table-cell>
          <table:table-cell table:style-name="ce24" office:value-type="string">
            <text:p>timestamp</text:p>
            <text:p>（非SQL2003）</text:p>
          </table:table-cell>
          <table:table-cell table:style-name="ce18" office:value-type="string">
            <text:p>8バイト</text:p>
          </table:table-cell>
          <table:table-cell table:style-name="ce18" table:number-columns-repeated="2"/>
          <table:covered-table-cell table:number-columns-repeated="3" table:style-name="ce18"/>
          <table:table-cell table:number-columns-repeated="101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8" office:value-type="string">
            <text:p>固定長バイナリ</text:p>
          </table:table-cell>
          <table:table-cell table:style-name="ce31" office:value-type="string">
            <text:p>binary</text:p>
          </table:table-cell>
          <table:table-cell table:style-name="ce18"/>
          <table:table-cell table:style-name="ce43" office:value-type="string">
            <text:p><text:s/>nバイト（最大 8000）</text:p>
          </table:table-cell>
          <table:table-cell table:style-name="ce18" office:value-type="string">
            <text:p>1～8000</text:p>
          </table:table-cell>
          <table:table-cell table:style-name="ce18"/>
          <table:covered-table-cell table:style-name="ce50"/>
          <table:covered-table-cell table:number-columns-repeated="2" table:style-name="ce55"/>
          <table:table-cell table:number-columns-repeated="1014"/>
        </table:table-row>
        <table:table-row table:style-name="ro13">
          <table:table-cell table:style-name="ce8" office:value-type="float" office:value="4">
            <text:p>4</text:p>
          </table:table-cell>
          <table:table-cell table:style-name="ce18" office:value-type="string">
            <text:p>可変長バイナリ</text:p>
          </table:table-cell>
          <table:table-cell table:style-name="ce31" office:value-type="string">
            <text:p>image</text:p>
          </table:table-cell>
          <table:table-cell table:style-name="ce18"/>
          <table:table-cell table:style-name="ce21" office:value-type="string">
            <text:p>最大 2,147,483,647バイト</text:p>
          </table:table-cell>
          <table:table-cell table:style-name="ce18" office:value-type="string">
            <text:p>0 ～ 2^31-1 (2,147,483,647) </text:p>
          </table:table-cell>
          <table:table-cell table:style-name="ce46" office:value-type="string">
            <text:p><text:span text:style-name="T3">1GB</text:span><text:span text:style-name="T3">を超える場合は、ラージオブジェクトを使用、</text:span></text:p>
            <text:p><text:span text:style-name="T3">外部ファイルに保存、複数カラム化等を検討</text:span></text:p>
          </table:table-cell>
          <table:covered-table-cell table:number-columns-repeated="3" table:style-name="ce18"/>
          <table:table-cell table:number-columns-repeated="1014"/>
        </table:table-row>
        <table:table-row table:style-name="ro14">
          <table:table-cell table:style-name="ce6" office:value-type="string" table:number-columns-spanned="10" table:number-rows-spanned="1">
            <text:p>日付/時刻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15">
          <table:table-cell table:style-name="ce7" office:value-type="float" office:value="1">
            <text:p>1</text:p>
          </table:table-cell>
          <table:table-cell table:style-name="ce18" office:value-type="string">
            <text:p>24 時間形式の時刻と組み合わせた日付</text:p>
          </table:table-cell>
          <table:table-cell table:style-name="ce35" office:value-type="string">
            <text:p>datetime</text:p>
          </table:table-cell>
          <table:table-cell table:style-name="ce22"/>
          <table:table-cell table:style-name="ce18" office:value-type="string">
            <text:p>8 バイト</text:p>
          </table:table-cell>
          <table:table-cell table:style-name="ce23" office:value-type="string">
            <text:p>日付範囲: 1753 年 1 月 1 日～ 9999 年 12 月 31 日</text:p>
            <text:p>時刻範囲 00:00:00 ～ 23:59:59.997</text:p>
          </table:table-cell>
          <table:table-cell table:style-name="ce23" office:value-type="string">
            <text:p>文字列表現を用いて移行</text:p>
            <text:p/>
            <text:p><text:span text:style-name="T4">文字列表現等詳細</text:span><text:span text:style-name="T4">:</text:span></text:p>
            <text:p><text:span text:style-name="T4"><text:a xlink:href="http://msdn.microsoft.com/ja-jp/library/bb630352%28v=sql.100%29.aspx" xlink:type="simple">http://msdn.microsoft.com/ja-jp/library/bb630352%28v=sql.100%29.aspx</text:a></text:span></text:p>
            <text:p/>
          </table:table-cell>
          <table:table-cell table:style-name="ce50" office:value-type="string" table:number-columns-spanned="1" table:number-rows-spanned="3">
            <text:p>timestamp[(p)] [without time zone]</text:p>
          </table:table-cell>
          <table:table-cell table:style-name="ce55" office:value-type="string" table:number-columns-spanned="1" table:number-rows-spanned="3">
            <text:p>8バイト</text:p>
          </table:table-cell>
          <table:table-cell table:style-name="ce55" office:value-type="string" table:number-columns-spanned="1" table:number-rows-spanned="3">
            <text:p>4713 BC から 294276 AD</text:p>
          </table:table-cell>
          <table:table-cell table:number-columns-repeated="1014"/>
        </table:table-row>
        <table:table-row table:style-name="ro16">
          <table:table-cell table:style-name="ce8" office:value-type="float" office:value="2">
            <text:p>2</text:p>
          </table:table-cell>
          <table:table-cell table:style-name="ce23" office:value-type="string">
            <text:p>24 時間形式の時刻と組み合わせた日付</text:p>
            <text:p>(1秒以下指定桁）</text:p>
          </table:table-cell>
          <table:table-cell table:style-name="ce31" office:value-type="string">
            <text:p>datetime2(p)</text:p>
          </table:table-cell>
          <table:table-cell table:style-name="ce18"/>
          <table:table-cell table:style-name="ce23" office:value-type="string">
            <text:p>1秒以下3未満 6バイト</text:p>
            <text:p>1秒以下3-4　7バイト</text:p>
            <text:p>1秒以下5以上 8バイト</text:p>
          </table:table-cell>
          <table:table-cell table:style-name="ce23" office:value-type="string">
            <text:p>日付範囲: 0001-01-01 ～ 9999-12-31</text:p>
            <text:p>西暦 1 年 1 月 1 日～西暦 9999 年 12 月 31 日</text:p>
            <text:p>時刻範囲: 00:00:00 ～ 23:59:59.9999999</text:p>
          </table:table-cell>
          <table:table-cell table:style-name="ce47" office:value-type="string">
            <text:p/>
            <text:p><text:span text:style-name="T5">文字列表現を用いて移行</text:span></text:p>
            <text:p>ナノ秒が必要な場合は、変換できない（桁落ち）</text:p>
            <text:p>-&gt; 数値・文字列表現等でアプリケーションでなんとかするなど必要</text:p>
          </table:table-cell>
          <table:covered-table-cell table:number-columns-repeated="3" table:style-name="ce18"/>
          <table:table-cell table:number-columns-repeated="1014"/>
        </table:table-row>
        <table:table-row table:style-name="ro16">
          <table:table-cell table:style-name="ce8" office:value-type="float" office:value="3">
            <text:p>3</text:p>
          </table:table-cell>
          <table:table-cell table:style-name="ce23" office:value-type="string">
            <text:p>24 時間形式の時刻と組み合わせた日付</text:p>
            <text:p>1 秒未満は保持しない</text:p>
          </table:table-cell>
          <table:table-cell table:style-name="ce31" office:value-type="string">
            <text:p>smalldatetime</text:p>
          </table:table-cell>
          <table:table-cell table:style-name="ce18"/>
          <table:table-cell table:style-name="ce23" office:value-type="string">
            <text:p>4バイト</text:p>
          </table:table-cell>
          <table:table-cell table:style-name="ce23" office:value-type="string">
            <text:p>日付範囲: 1900-01-01 ～ 2079-06-06</text:p>
            <text:p>1900 年 1 月 1 日～ 2079 年 6 月 6 日</text:p>
            <text:p>時刻範囲: 00:00:00 ～ 23:59:59</text:p>
          </table:table-cell>
          <table:table-cell table:style-name="ce48" office:value-type="string">
            <text:p>文字列表現を用いて移行</text:p>
          </table:table-cell>
          <table:covered-table-cell table:number-columns-repeated="3" table:style-name="ce18"/>
          <table:table-cell table:number-columns-repeated="1014"/>
        </table:table-row>
        <table:table-row table:style-name="ro17">
          <table:table-cell table:style-name="ce7" office:value-type="float" office:value="4">
            <text:p>4</text:p>
          </table:table-cell>
          <table:table-cell table:style-name="ce18" office:value-type="string">
            <text:p>タイム ゾーンを認識する</text:p>
            <text:p>24 時間形式の時刻と組み合わせた日付</text:p>
          </table:table-cell>
          <table:table-cell table:style-name="ce34" office:value-type="string">
            <text:p>datetimeoffset(p)</text:p>
          </table:table-cell>
          <table:table-cell table:style-name="ce24"/>
          <table:table-cell table:style-name="ce23" office:value-type="string">
            <text:p>datetimeoffset <text:s text:c="2"/>: 10バイト 1秒以下 7桁</text:p>
            <text:p>datetimeoffset(0): 8バイト <text:s/>1秒以下 0-2桁</text:p>
            <text:p>datetimeoffset(1): 8バイト <text:s/>1秒以下 0-2桁</text:p>
            <text:p>datetimeoffset(2): 8バイト <text:s/>1秒以下 0-2桁</text:p>
            <text:p>datetimeoffset(3): 9バイト <text:s/>1秒以下 3-4桁</text:p>
            <text:p>datetimeoffset(4): 9バイト <text:s/>1秒以下 3-4桁</text:p>
            <text:p>datetimeoffset(5): 10バイト 1秒以下 5-7桁</text:p>
            <text:p><text:span text:style-name="T1">datetimeoffset(6): 10</text:span><text:span text:style-name="T1">バイト </text:span><text:span text:style-name="T1">1</text:span><text:span text:style-name="T1">秒以下 </text:span><text:span text:style-name="T1">5-7</text:span><text:span text:style-name="T1">桁</text:span></text:p>
            <text:p><text:span text:style-name="T1">datetimeoffset(7): 10</text:span><text:span text:style-name="T1">バイト </text:span><text:span text:style-name="T1">1</text:span><text:span text:style-name="T1">秒以下 </text:span><text:span text:style-name="T1">5-7</text:span><text:span text:style-name="T1">桁</text:span></text:p>
          </table:table-cell>
          <table:table-cell table:style-name="ce23" office:value-type="string">
            <text:p>日付範囲: 0001-01-01 ～ 9999-12-31</text:p>
            <text:p>西暦 1 年 1 月 1 日～西暦 9999 年 12 月 31 日</text:p>
            <text:p>時刻範囲 00:00:00 ～ 23:59:59.9999999</text:p>
          </table:table-cell>
          <table:table-cell table:style-name="ce47" office:value-type="string">
            <text:p/>
            <text:p><text:span text:style-name="T5">文字列表現を用いて移行</text:span></text:p>
            <text:p>ナノ秒が必要な場合は、変換できない（桁落ち）</text:p>
            <text:p>-&gt; 数値・文字列表現等でアプリケーションでなんとかするなど必要</text:p>
          </table:table-cell>
          <table:table-cell table:style-name="ce50" office:value-type="string">
            <text:p>timestamp[(p)] with time zone</text:p>
          </table:table-cell>
          <table:table-cell table:style-name="ce55" office:value-type="string">
            <text:p>8バイト</text:p>
          </table:table-cell>
          <table:table-cell table:style-name="ce55" office:value-type="string">
            <text:p>4713 BC から 294276 AD</text:p>
          </table:table-cell>
          <table:table-cell table:number-columns-repeated="1014"/>
        </table:table-row>
        <table:table-row table:style-name="ro18">
          <table:table-cell table:style-name="ce7" office:value-type="float" office:value="5">
            <text:p>5</text:p>
          </table:table-cell>
          <table:table-cell table:style-name="ce18" office:value-type="string">
            <text:p>日付</text:p>
          </table:table-cell>
          <table:table-cell table:style-name="ce31" office:value-type="string">
            <text:p>date</text:p>
          </table:table-cell>
          <table:table-cell table:style-name="ce18"/>
          <table:table-cell table:style-name="ce18" office:value-type="string">
            <text:p>3バイト</text:p>
          </table:table-cell>
          <table:table-cell table:style-name="ce23" office:value-type="string">
            <text:p>0001-01-01 ～ 9999-12-31 </text:p>
            <text:p>西暦 1 年 1 月 1 日～西暦 9999 年 12 月 31 日</text:p>
            <text:p>（文字列表現10 文字）</text:p>
          </table:table-cell>
          <table:table-cell table:style-name="ce23" office:value-type="string">
            <text:p>文字列表現を用いて移行</text:p>
          </table:table-cell>
          <table:table-cell table:style-name="ce50" office:value-type="string">
            <text:p>date</text:p>
          </table:table-cell>
          <table:table-cell table:style-name="ce55" office:value-type="string">
            <text:p>4バイト</text:p>
          </table:table-cell>
          <table:table-cell table:style-name="ce55" office:value-type="string">
            <text:p>4713 BC から 5874897 AD</text:p>
          </table:table-cell>
          <table:table-cell table:number-columns-repeated="1014"/>
        </table:table-row>
        <table:table-row table:style-name="ro19">
          <table:table-cell table:style-name="ce10" office:value-type="float" office:value="6">
            <text:p>6</text:p>
          </table:table-cell>
          <table:table-cell table:style-name="ce18" office:value-type="string">
            <text:p>時刻</text:p>
          </table:table-cell>
          <table:table-cell table:style-name="ce31" office:value-type="string">
            <text:p>time(p)</text:p>
          </table:table-cell>
          <table:table-cell table:style-name="ce18"/>
          <table:table-cell table:style-name="ce23" office:value-type="string">
            <text:p>time <text:s text:c="2"/>: 5バイト 1秒以下 <text:s text:c="2"/>7桁</text:p>
            <text:p>time(0): 3バイト 1秒以下 0-2桁</text:p>
            <text:p>time(1): 3バイト 1秒以下 0-2桁</text:p>
            <text:p>time(2): 3バイト 1秒以下 0-2桁</text:p>
            <text:p>time(3): 4バイト 1秒以下 3-4桁</text:p>
            <text:p>time(4): 4バイト 1秒以下 3-4桁</text:p>
            <text:p>time(5): 5バイト 1秒以下 5-7桁</text:p>
            <text:p>time(6): 5バイト 1秒以下 5-7桁</text:p>
            <text:p>time(7): 5バイト 1秒以下 5-7桁</text:p>
          </table:table-cell>
          <table:table-cell table:style-name="ce18" office:value-type="string">
            <text:p>00:00:00.0000000 ～ 23:59:59.9999999 </text:p>
          </table:table-cell>
          <table:table-cell table:style-name="ce47" office:value-type="string">
            <text:p/>
            <text:p><text:span text:style-name="T5">文字列表現を用いて移行</text:span></text:p>
            <text:p>ナノ秒が必要な場合は、変換できない（桁落ち）</text:p>
            <text:p>-&gt; 数値・文字列表現等でアプリケーションでなんとかするなど必要</text:p>
          </table:table-cell>
          <table:table-cell table:style-name="ce50" office:value-type="string">
            <text:p>time[(p)] [without time zone]</text:p>
          </table:table-cell>
          <table:table-cell table:style-name="ce55" office:value-type="string">
            <text:p>8バイト</text:p>
          </table:table-cell>
          <table:table-cell table:style-name="ce55" office:value-type="string">
            <text:p>00:00:00 から 24:00:00</text:p>
          </table:table-cell>
          <table:table-cell table:number-columns-repeated="1014"/>
        </table:table-row>
        <table:table-row table:style-name="ro1">
          <table:table-cell table:style-name="ce6" office:value-type="string" table:number-columns-spanned="10" table:number-rows-spanned="1">
            <text:p>ビット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20">
          <table:table-cell table:style-name="ce5" office:value-type="float" office:value="1">
            <text:p>1</text:p>
          </table:table-cell>
          <table:table-cell table:style-name="ce22" office:value-type="string">
            <text:p>1、0、または NULL の値をとる整数型</text:p>
          </table:table-cell>
          <table:table-cell table:style-name="ce31" office:value-type="string">
            <text:p>bit</text:p>
          </table:table-cell>
          <table:table-cell table:style-name="ce18"/>
          <table:table-cell table:style-name="ce18" office:value-type="string">
            <text:p>1バイト(8ビット毎)</text:p>
          </table:table-cell>
          <table:table-cell table:style-name="ce18" office:value-type="string">
            <text:p>1、0、または NULL </text:p>
            <text:p><text:span text:style-name="T2">(TRUE:1/FALSE:0</text:span><text:span text:style-name="T2">に変換する）</text:span></text:p>
          </table:table-cell>
          <table:table-cell table:style-name="ce18"/>
          <table:table-cell table:style-name="ce53" office:value-type="string">
            <text:p>bit(n)</text:p>
          </table:table-cell>
          <table:table-cell table:style-name="ce57" office:value-type="string">
            <text:p>1バイト(8ビット毎)</text:p>
            <text:p>（ビット列長に応じた5または8バイトのオーバーヘッド）</text:p>
          </table:table-cell>
          <table:table-cell table:style-name="ce57" office:value-type="string">
            <text:p>1, 0, NULL</text:p>
          </table:table-cell>
          <table:table-cell table:style-name="ce61" table:number-columns-repeated="1014"/>
        </table:table-row>
        <table:table-row table:style-name="ro1">
          <table:table-cell table:style-name="ce6" office:value-type="string" table:number-columns-spanned="10" table:number-rows-spanned="1">
            <text:p>その他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特記（記載なしは特に考慮不要）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21">
          <table:table-cell table:style-name="ce5" office:value-type="float" office:value="1">
            <text:p>1</text:p>
          </table:table-cell>
          <table:table-cell table:style-name="ce18" office:value-type="string">
            <text:p>XML</text:p>
          </table:table-cell>
          <table:table-cell table:style-name="ce31" office:value-type="string">
            <text:p>xml</text:p>
            <text:p><text:s/>( [ CONTENT | DOCUMENT ] </text:p>
            <text:p>Xml_schema_collection )</text:p>
          </table:table-cell>
          <table:table-cell table:style-name="ce18"/>
          <table:table-cell table:style-name="ce18" office:value-type="string">
            <text:p>2Gバイト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文字列表現を用いて、移行する</text:p>
            <text:p># varchar/nvarcharに変換可能</text:p>
            <text:p># <text:a xlink:href="http://msdn.microsoft.com/ja-jp/library/ms189887%28v=sql.100%29.aspx" xlink:type="simple">http://msdn.microsoft.com/ja-jp/library/ms189887%28v=sql.100%29.aspx</text:a></text:p>
            <text:p/>
            <text:p>操作に関しては、</text:p>
            <text:p>別途アプリケーション仕様（Transact-SQLで操作していたため）を検討し、</text:p>
            <text:p>PostgreSQLの操作関数等を利用を検討する必要がある。</text:p>
          </table:table-cell>
          <table:table-cell table:style-name="ce50" office:value-type="string">
            <text:p>xml</text:p>
          </table:table-cell>
          <table:table-cell table:style-name="ce55" office:value-type="string">
            <text:p>記載なし</text:p>
          </table:table-cell>
          <table:table-cell table:style-name="ce55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4" office:value-type="string">
            <text:p>GUID</text:p>
          </table:table-cell>
          <table:table-cell table:style-name="ce31" office:value-type="string">
            <text:p>uniqueidentifier</text:p>
          </table:table-cell>
          <table:table-cell table:style-name="ce18"/>
          <table:table-cell table:style-name="ce18" office:value-type="string">
            <text:p>16バイト</text:p>
          </table:table-cell>
          <table:table-cell table:style-name="ce24" office:value-type="string">
            <text:p>xxxxxxxx-xxxx-xxxx-xxxx-xxxxxxxxxxxx (16進)</text:p>
          </table:table-cell>
          <table:table-cell table:style-name="ce23"/>
          <table:table-cell table:style-name="ce53" office:value-type="string">
            <text:p>UUID</text:p>
          </table:table-cell>
          <table:table-cell table:style-name="ce24" office:value-type="string">
            <text:p>16バイト</text:p>
          </table:table-cell>
          <table:table-cell table:style-name="ce24" office:value-type="string">
            <text:p>xxxxxxxx-xxxx-xxxx-xxxx-xxxxxxxxxxxx (16進)</text:p>
          </table:table-cell>
          <table:table-cell table:number-columns-repeated="1014"/>
        </table:table-row>
        <table:table-row table:style-name="ro14">
          <table:table-cell table:style-name="ce6" office:value-type="string" table:number-columns-spanned="10" table:number-rows-spanned="1">
            <text:p>その他（Microsoft SQL Serverユニーク）</text:p>
          </table:table-cell>
          <table:covered-table-cell table:number-columns-repeated="9" table:style-name="ce17"/>
          <table:table-cell table:number-columns-repeated="1014"/>
        </table:table-row>
        <table:table-row table:style-name="ro1">
          <table:table-cell table:style-name="ce4" office:value-type="string">
            <text:p>No</text:p>
          </table:table-cell>
          <table:table-cell table:style-name="ce14" office:value-type="string">
            <text:p>用途</text:p>
          </table:table-cell>
          <table:table-cell table:style-name="ce28" office:value-type="string">
            <text:p>型名</text:p>
          </table:table-cell>
          <table:table-cell table:style-name="ce28" office:value-type="string">
            <text:p>ISO名</text:p>
          </table:table-cell>
          <table:table-cell table:style-name="ce28" office:value-type="string">
            <text:p>格納サイズ</text:p>
          </table:table-cell>
          <table:table-cell table:style-name="ce28" office:value-type="string">
            <text:p>範囲</text:p>
          </table:table-cell>
          <table:table-cell table:style-name="ce28" office:value-type="string">
            <text:p>変換指針</text:p>
          </table:table-cell>
          <table:table-cell table:style-name="ce51" office:value-type="string">
            <text:p>型名</text:p>
          </table:table-cell>
          <table:table-cell table:style-name="ce51" office:value-type="string">
            <text:p>格納サイズ</text:p>
          </table:table-cell>
          <table:table-cell table:style-name="ce51" office:value-type="string">
            <text:p>範囲</text:p>
          </table:table-cell>
          <table:table-cell table:number-columns-repeated="1014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8" office:value-type="string">
            <text:p>ストアドプロシージャ用の結果等保持用</text:p>
          </table:table-cell>
          <table:table-cell table:style-name="ce34" office:value-type="string">
            <text:p>cursor</text:p>
          </table:table-cell>
          <table:table-cell table:style-name="ce24"/>
          <table:table-cell table:style-name="ce18" office:value-type="string">
            <text:p>-</text:p>
          </table:table-cell>
          <table:table-cell table:style-name="ce23" office:value-type="string">
            <text:p>NULL許可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2" office:value-type="string">
            <text:p>階層内の位置</text:p>
            <text:p>SQLサーバテーブル階層構造走査時の保持用</text:p>
          </table:table-cell>
          <table:table-cell table:style-name="ce31" office:value-type="string">
            <text:p>hierarchyid</text:p>
          </table:table-cell>
          <table:table-cell table:style-name="ce18"/>
          <table:table-cell table:number-columns-repeated="2" table:style-name="ce18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8" office:value-type="float" office:value="3">
            <text:p>3</text:p>
          </table:table-cell>
          <table:table-cell table:style-name="ce22" office:value-type="string">
            <text:p>ユーザ定義</text:p>
            <text:p>（共通言語ランタイム）</text:p>
          </table:table-cell>
          <table:table-cell table:style-name="ce31" office:value-type="string">
            <text:p>CLR</text:p>
          </table:table-cell>
          <table:table-cell table:style-name="ce18"/>
          <table:table-cell table:number-columns-repeated="2" table:style-name="ce18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8" office:value-type="float" office:value="4">
            <text:p>4</text:p>
          </table:table-cell>
          <table:table-cell table:style-name="ce18" office:value-type="string">
            <text:p>ユーザー定義関数の列、</text:p>
            <text:p>パラメータ、変数、および戻り値</text:p>
          </table:table-cell>
          <table:table-cell table:style-name="ce31" office:value-type="string">
            <text:p>sql_variant </text:p>
          </table:table-cell>
          <table:table-cell table:style-name="ce18"/>
          <table:table-cell table:number-columns-repeated="2" table:style-name="ce18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4" office:value-type="string">
            <text:p>行のセットの一時的な格納場所</text:p>
          </table:table-cell>
          <table:table-cell table:style-name="ce31" office:value-type="string">
            <text:p>table</text:p>
          </table:table-cell>
          <table:table-cell table:style-name="ce18"/>
          <table:table-cell table:style-name="ce18"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3" office:value-type="string">
            <text:p>別途アプリケーション仕様を検討</text:p>
          </table:table-cell>
          <table:table-cell table:number-columns-repeated="3" table:style-name="ce53" office:value-type="string">
            <text:p>-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メイリオ" svg:font-family="メイリオ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">
      <number:number number:decimal-places="0" number:min-integer-digits="1" number:grouping="true"/>
      <number:text> </number:text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integer-digits="1"/>
      <number:text> </number:text>
    </number:number-style>
    <number:number-style style:name="N155P0" style:volatile="true">
      <number:number number:decimal-places="0" number:min-integer-digits="3"/>
    </number:number-style>
    <number:number-style style:name="N155P1" style:volatile="true">
      <number:number number:decimal-places="0" number:min-integer-digits="5">
        <number:embedded-text number:position="2">-</number:embedded-text>
      </number:number>
    </number:number-style>
    <number:number-style style:name="N155">
      <number:number number:decimal-places="0" number:min-integer-digits="7">
        <number:embedded-text number:position="4">-</number:embedded-text>
      </number:number>
      <style:map style:condition="value()&lt;=999" style:apply-style-name="N155P0"/>
      <style:map style:condition="value()&lt;=99999" style:apply-style-name="N155P1"/>
    </number:number-style>
    <number:number-style style:name="N156">
      <number:number number:decimal-places="1" number:min-integer-digits="1" number:grouping="true"/>
    </number:number-style>
    <number:date-style style:name="N157">
      <number:month/>
      <number:text>/</number:text>
      <number:day/>
    </number:date-style>
    <number:number-style style:name="N158">
      <number:number number:decimal-places="1" number:min-integer-digits="1" number:decimal-replacement="" number:grouping="true"/>
    </number:number-style>
    <number:number-style style:name="N159">
      <number:number number:decimal-places="3" number:min-integer-digits="1" number:grouping="true"/>
      <number:text> </number:text>
    </number:number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1" number:min-integer-digits="1" number:grouping="true"/>
      <number:text> </number:text>
    </number:number-style>
    <number:number-style style:name="N162P0" style:volatile="true">
      <number:number number:decimal-places="1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2P0"/>
    </number:number-style>
    <number:number-style style:name="N163">
      <number:number number:decimal-places="1" number:min-integer-digits="1"/>
      <number:text> </number:text>
    </number:number-style>
    <number:number-style style:name="N164P0" style:volatile="true">
      <number:number number:decimal-places="1" number:min-integer-digits="1"/>
      <number:text> </number:text>
    </number:number-style>
    <number:number-style style:name="N164">
      <style:text-properties fo:color="#ff0000"/>
      <number:text>(</number:text>
      <number:number number:decimal-places="1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0" number:min-integer-digits="1"/>
      <number:text> </number:text>
    </number:number-style>
    <number:number-style style:name="N165">
      <style:text-properties fo:color="#ff0000"/>
      <number:text>(</number:text>
      <number:number number:decimal-places="0" number:min-integer-digits="1"/>
      <number:text>)</number:text>
      <style:map style:condition="value()&gt;=0" style:apply-style-name="N165P0"/>
    </number:number-style>
    <number:number-style style:name="N166">
      <number:number number:decimal-places="3" number:min-integer-digits="1"/>
      <number:text> </number:text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">
      <number:number number:decimal-places="5" number:min-integer-digits="1"/>
      <number:text> </number:text>
    </number:number-style>
    <number:number-style style:name="N169P0" style:volatile="true">
      <number:number number:decimal-places="0" number:min-integer-digits="1"/>
      <number:text> </number:text>
    </number:number-style>
    <number:number-style style:name="N169">
      <number:text>(</number:text>
      <number:number number:decimal-places="0" number:min-integer-digits="1"/>
      <number:text>)</number:text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number:text>-¥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-¥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¥</number:text>
      <number:number number:decimal-places="2" number:min-integer-digits="1" number:grouping="true"/>
    </number:number-style>
    <number:number-style style:name="N172">
      <number:text>-¥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¥</number:text>
      <number:number number:decimal-places="2" number:min-integer-digits="1" number:grouping="true"/>
    </number:number-style>
    <number:number-style style:name="N173">
      <style:text-properties fo:color="#ff0000"/>
      <number:text>-¥</number:text>
      <number:number number:decimal-places="2" number:min-integer-digits="1" number:grouping="true"/>
      <style:map style:condition="value()&gt;=0" style:apply-style-name="N173P0"/>
    </number:number-style>
    <number:number-style style:name="N175P0" style:volatile="true">
      <number:text> ¥</number:text>
      <number:number number:decimal-places="0" number:min-integer-digits="1" number:grouping="true"/>
      <number:text> </number:text>
    </number:number-style>
    <number:number-style style:name="N175P1" style:volatile="true">
      <number:text>-¥</number:text>
      <number:number number:decimal-places="0" number:min-integer-digits="1" number:grouping="true"/>
      <number:text> </number:text>
    </number:number-style>
    <number:number-style style:name="N175P2" style:volatile="true">
      <number:text> ¥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¥</number:text>
      <number:number number:decimal-places="2" number:min-integer-digits="1" number:grouping="true"/>
      <number:text> </number:text>
    </number:number-style>
    <number:number-style style:name="N179P1" style:volatile="true">
      <number:text>-¥</number:text>
      <number:number number:decimal-places="2" number:min-integer-digits="1" number:grouping="true"/>
      <number:text> </number:text>
    </number:number-style>
    <number:number-style style:name="N179P2" style:volatile="true">
      <number:text> ¥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 number:textual="true"/>
      <number:text>-</number:text>
      <number:year number:style="long"/>
    </number:date-style>
    <number:number-style style:name="N183">
      <number:number number:decimal-places="2" number:min-integer-digits="1"/>
      <number:text> </number:text>
    </number:number-style>
    <number:number-style style:name="N184P0" style:volatile="true">
      <number:number number:decimal-places="1" number:min-integer-digits="1" number:grouping="true"/>
    </number:number-style>
    <number:number-style style:name="N184">
      <style:text-properties fo:color="#ff0000"/>
      <number:text>-</number:text>
      <number:number number:decimal-places="1" number:min-integer-digits="1" number:grouping="true"/>
      <style:map style:condition="value()&gt;=0" style:apply-style-name="N184P0"/>
    </number:number-style>
    <number:number-style style:name="N186P0" style:volatile="true">
      <number:number number:decimal-places="3" number:min-integer-digits="1" number:grouping="true"/>
    </number:number-style>
    <number:number-style style:name="N186">
      <style:text-properties fo:color="#ff0000"/>
      <number:text>-</number:text>
      <number:number number:decimal-places="3" number:min-integer-digits="1" number:grouping="true"/>
      <style:map style:condition="value()&gt;=0" style:apply-style-name="N186P0"/>
    </number:number-style>
    <number:number-style style:name="N188P0" style:volatile="true">
      <number:number number:decimal-places="4" number:min-integer-digits="1" number:grouping="true"/>
    </number:number-style>
    <number:number-style style:name="N188">
      <style:text-properties fo:color="#ff0000"/>
      <number:text>-</number:text>
      <number:number number:decimal-places="4" number:min-integer-digits="1" number:grouping="true"/>
      <style:map style:condition="value()&gt;=0" style:apply-style-name="N188P0"/>
    </number:number-style>
    <number:number-style style:name="N189">
      <number:number number:decimal-places="4" number:min-integer-digits="1"/>
      <number:text> </number:text>
    </number:number-style>
    <number:number-style style:name="N190">
      <number:number number:decimal-places="8" number:min-integer-digits="1"/>
      <number:text> </number:text>
    </number:number-style>
    <number:number-style style:name="N191">
      <number:number number:decimal-places="7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number-style style:name="N193">
      <number:number number:decimal-places="2" number:min-integer-digits="1"/>
      <number:text> GB</number:text>
    </number:number-style>
    <number:time-style style:name="N19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5P0" style:volatile="true">
      <number:month/>
      <number:text>/</number:text>
      <number:day/>
    </number:date-style>
    <number:text-style style:name="N195">
      <number:text-content/>
      <style:map style:condition="value()&gt;=0" style:apply-style-name="N195P0"/>
    </number:text-style>
    <number:number-style style:name="N196">
      <number:number number:decimal-places="2" number:min-integer-digits="1"/>
      <number:text> sec</number:text>
    </number:number-style>
    <number:currency-style style:name="N19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8P0"/>
    </number:currency-style>
    <number:number-style style:name="N200P0" style:volatile="true">
      <number:number number:decimal-places="5" number:min-integer-digits="1" number:grouping="true"/>
    </number:number-style>
    <number:number-style style:name="N200">
      <style:text-properties fo:color="#ff0000"/>
      <number:text>-</number:text>
      <number:number number:decimal-places="5" number:min-integer-digits="1" number:grouping="true"/>
      <style:map style:condition="value()&gt;=0" style:apply-style-name="N200P0"/>
    </number:number-style>
    <number:number-style style:name="N201">
      <number:number number:decimal-places="1" number:min-integer-digits="1"/>
      <number:text> sec</number:text>
    </number:number-style>
    <number:number-style style:name="N202">
      <number:number number:decimal-places="3" number:min-integer-digits="1"/>
      <number:text> sec</number:text>
    </number:number-style>
    <number:number-style style:name="N203P0" style:volatile="true">
      <number:number number:decimal-places="2" number:min-integer-digits="1"/>
      <number:text> </number:text>
    </number:number-style>
    <number:number-style style:name="N203">
      <style:text-properties fo:color="#ff0000"/>
      <number:text>(</number:text>
      <number:number number:decimal-places="2" number:min-integer-digits="1"/>
      <number:text>)</number:text>
      <style:map style:condition="value()&gt;=0" style:apply-style-name="N203P0"/>
    </number:number-style>
    <number:number-style style:name="N204P0" style:volatile="true">
      <number:number number:decimal-places="3" number:min-integer-digits="1"/>
      <number:text> </number:text>
    </number:number-style>
    <number:number-style style:name="N204">
      <style:text-properties fo:color="#ff0000"/>
      <number:text>(</number:text>
      <number:number number:decimal-places="3" number:min-integer-digits="1"/>
      <number:text>)</number:text>
      <style:map style:condition="value()&gt;=0" style:apply-style-name="N204P0"/>
    </number:number-style>
    <number:number-style style:name="N205P0" style:volatile="true">
      <number:number number:decimal-places="4" number:min-integer-digits="1"/>
      <number:text> </number:text>
    </number:number-style>
    <number:number-style style:name="N205">
      <style:text-properties fo:color="#ff0000"/>
      <number:text>(</number:text>
      <number:number number:decimal-places="4" number:min-integer-digits="1"/>
      <number:text>)</number:text>
      <style:map style:condition="value()&gt;=0" style:apply-style-name="N205P0"/>
    </number:number-style>
    <number:number-style style:name="N206P0" style:volatile="true">
      <number:number number:decimal-places="5" number:min-integer-digits="1"/>
      <number:text> </number:text>
    </number:number-style>
    <number:number-style style:name="N206">
      <style:text-properties fo:color="#ff0000"/>
      <number:text>(</number:text>
      <number:number number:decimal-places="5" number:min-integer-digits="1"/>
      <number:text>)</number:text>
      <style:map style:condition="value()&gt;=0" style:apply-style-name="N206P0"/>
    </number:number-style>
    <number:number-style style:name="N207P0" style:volatile="true">
      <number:number number:decimal-places="6" number:min-integer-digits="1"/>
      <number:text> </number:text>
    </number:number-style>
    <number:number-style style:name="N207">
      <style:text-properties fo:color="#ff0000"/>
      <number:text>(</number:text>
      <number:number number:decimal-places="6" number:min-integer-digits="1"/>
      <number:text>)</number:text>
      <style:map style:condition="value()&gt;=0" style:apply-style-name="N207P0"/>
    </number:number-style>
    <number:number-style style:name="N208P0" style:volatile="true">
      <number:number number:decimal-places="7" number:min-integer-digits="1"/>
      <number:text> </number:text>
    </number:number-style>
    <number:number-style style:name="N208">
      <style:text-properties fo:color="#ff0000"/>
      <number:text>(</number:text>
      <number:number number:decimal-places="7" number:min-integer-digits="1"/>
      <number:text>)</number:text>
      <style:map style:condition="value()&gt;=0" style:apply-style-name="N208P0"/>
    </number:number-style>
    <number:number-style style:name="N209P0" style:volatile="true">
      <number:number number:decimal-places="8" number:min-integer-digits="1"/>
      <number:text> </number:text>
    </number:number-style>
    <number:number-style style:name="N209">
      <style:text-properties fo:color="#ff0000"/>
      <number:text>(</number:text>
      <number:number number:decimal-places="8" number:min-integer-digits="1"/>
      <number:text>)</number:text>
      <style:map style:condition="value()&gt;=0" style:apply-style-name="N209P0"/>
    </number:number-style>
    <number:number-style style:name="N211P0" style:volatile="true">
      <number:number number:decimal-places="9" number:min-integer-digits="1"/>
      <number:text> </number:text>
    </number:number-style>
    <number:number-style style:name="N211">
      <style:text-properties fo:color="#ff0000"/>
      <number:text>(</number:text>
      <number:number number:decimal-places="9" number:min-integer-digits="1"/>
      <number:text>)</number:text>
      <style:map style:condition="value()&gt;=0" style:apply-style-name="N211P0"/>
    </number:number-style>
    <number:date-style style:name="N5109" number:language="ja" number:country="JP">
      <number:year number:style="long"/>
      <number:text>/</number:text>
      <number:month/>
      <number:text>/</number:text>
      <number:day/>
    </number:date-style>
    <number:date-style style:name="N5110" number:language="ja" number:country="JP">
      <number:day/>
      <number:text>-</number:text>
      <number:month number:textual="true"/>
      <number:text>-</number:text>
      <number:year/>
    </number:date-style>
    <number:date-style style:name="N5111" number:language="ja" number:country="JP">
      <number:day/>
      <number:text>-</number:text>
      <number:month number:textual="true"/>
    </number:date-style>
    <number:date-style style:name="N5112" number:language="ja" number:country="JP">
      <number:month number:textual="true"/>
      <number:text>-</number:text>
      <number:year/>
    </number:date-style>
    <number:time-style style:name="N5113" number:language="ja" number:country="JP">
      <number:hours/>
      <number:text>:</number:text>
      <number:minute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8" number:language="ja" number:country="JP">
      <number:month/>
      <number:text>/</number:text>
      <number:day/>
      <number:text>/</number:text>
      <number:year/>
    </number:date-style>
    <number:date-style style:name="N5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0" number:language="ja" number:country="JP">
      <number:hours/>
      <number:text>時</number:text>
      <number:minutes number:style="long"/>
      <number:text>分</number:text>
    </number:time-style>
    <number:time-style style:name="N5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2" number:language="ja" number:country="JP">
      <number:year number:style="long"/>
      <number:text>年</number:text>
      <number:month/>
      <number:text>月</number:text>
    </number:date-style>
    <number:date-style style:name="N5123" number:language="ja" number:country="JP">
      <number:month/>
      <number:text>月</number:text>
      <number:day/>
      <number:text>日</number:text>
    </number:date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6P0" style:volatile="true" number:language="ja" number:country="JP">
      <number:text>¥</number:text>
      <number:number number:decimal-places="0" number:min-integer-digits="1" number:grouping="true"/>
    </number:number-style>
    <number:number-style style:name="N5126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6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number:text>-¥</number:text>
      <number:number number:decimal-places="2" number:min-integer-digits="1" number:grouping="true"/>
      <style:map style:condition="value()&gt;=0" style:apply-style-name="N5128P0"/>
    </number:number-style>
    <number:number-style style:name="N5129P0" style:volatile="true" number:language="ja" number:country="JP">
      <number:text>¥</number:text>
      <number:number number:decimal-places="2" number:min-integer-digits="1" number:grouping="true"/>
    </number:number-style>
    <number:number-style style:name="N5129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9P0"/>
    </number:number-style>
    <number:date-style style:name="N5130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71cm" style:rotation-align="none"/>
      <style:text-properties style:font-name="ＭＳ ゴシック" style:font-name-asian="ＭＳ 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20_4" style:display-name="標準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デザインシート_28_パラメータ設定込み_29_最新" style:display-name="標準_デザインシート(パラメータ設定込み)最新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2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00/00/00</text:date>, <text:time style:data-style-name="N2" text:time-value="0000-00-00T09:42:25.16">?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1.7.1._20_データ型" style:display-name="PageStyle_1.7.1. データ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7.1._20_データ型_20_1" style:display-name="PageStyle_1.7.1. データ型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1:57:59.93</meta:creation-date>
    <dc:date>2013-04-12T09:43:33.03</dc:date>
    <meta:editing-duration>PT1H50M2S</meta:editing-duration>
    <meta:editing-cycles>17</meta:editing-cycles>
    <meta:generator>LibreOffice/3.6$Windows_x86 LibreOffice_project/58f22d5-270d05a-e2abed1-ea17a85-9b5702</meta:generator>
    <meta:document-statistic meta:table-count="1" meta:cell-count="387" meta:object-count="0"/>
  </office:meta>
</office:document-meta>
</file>